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81731" officeooo:paragraph-rsid="001e2266"/>
    </style:style>
    <style:style style:name="P2" style:family="paragraph" style:parent-style-name="Standard">
      <style:text-properties officeooo:paragraph-rsid="001e2266"/>
    </style:style>
    <style:style style:name="T1" style:family="text">
      <style:text-properties officeooo:rsid="002817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. Codifica usando representación en coma flotante de los siguientes números reales, usando decimal desempaquetado para la mantisa y el exponente:</text:p>
      <text:p text:style-name="P1"/>
      <text:p text:style-name="P2"><text:span text:style-name="T1">12.5: 0.125 * 10</text:span>²</text:p>
      <text:p text:style-name="P1">3.44: 0.344 * 10¹</text:p>
      <text:p text:style-name="P1">5.56: 0.556 * 10¹</text:p>
      <text:p text:style-name="P1">6.756: 0.6756 * 10¹</text:p>
      <text:p text:style-name="P1">22.345: 0.22345 <text:s/>10²</text:p>
      <text:p text:style-name="P1">-23.88: 0.2388 * 10^-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43:36.865788900</meta:creation-date>
    <dc:date>2025-09-30T10:43:43.964655400</dc:date>
    <meta:editing-duration>PT7S</meta:editing-duration>
    <meta:editing-cycles>1</meta:editing-cycles>
    <meta:document-statistic meta:table-count="0" meta:image-count="0" meta:object-count="0" meta:page-count="1" meta:paragraph-count="7" meta:word-count="49" meta:character-count="258" meta:non-whitespace-character-count="220"/>
    <meta:generator>LibreOffice/25.8.1.1$Windows_X86_64 LibreOffice_project/54047653041915e595ad4e45cccea684809c77b5</meta:generator>
  </office:meta>
</office:document-meta>
</file>